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1.2744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78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7465in" svg:height="4.3295in" svg:x="0.8882in" svg:y="1.6886in">
            <draw:object draw:notify-on-update-of-ranges="Sheet1.B4:Sheet1.B7 Sheet1.D3:Sheet1.D3 Sheet1.D4:Sheet1.D7 Sheet1.B4:Sheet1.B7 Sheet1.E3:Sheet1.E3 Sheet1.E4:Sheet1.E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5" table:default-cell-style-name="ce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ce5" office:value-type="string" table:number-columns-spanned="3" table:number-rows-spanned="1">
            <text:p>Running Time (s)</text:p>
          </table:table-cell>
          <table:covered-table-cell table:number-columns-repeated="2" table:style-name="Default"/>
          <table:table-cell table:style-name="Default" table:number-columns-repeated="5"/>
        </table:table-row>
        <table:table-row table:style-name="ro1">
          <table:table-cell/>
          <table:table-cell table:style-name="ce1" office:value-type="string">
            <text:p>NPV [E+7]</text:p>
          </table:table-cell>
          <table:table-cell table:style-name="ce1" office:value-type="string">
            <text:p>Print Loop (NPV/2)</text:p>
          </table:table-cell>
          <table:table-cell table:style-name="ce1" office:value-type="string">
            <text:p>ADD Particles (NPV)</text:p>
          </table:table-cell>
          <table:table-cell table:style-name="ce1" office:value-type="string">
            <text:p>FIND Particle (ID = NPV/2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 table:number-rows-repeated="11">
          <table:table-cell table:number-columns-repeated="10"/>
        </table:table-row>
        <table:table-row table:style-name="ro1" table:number-rows-repeated="7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number:min-integer-digits="1" number:min-exponent-digits="3"/>
    </number:number-style>
    <number:number-style style:name="N122">
      <number:scientific-number number:decimal-places="1" number:min-integer-digits="1" number:min-exponent-digits="3"/>
    </number:number-style>
    <number:number-style style:name="N123">
      <number:scientific-number number:decimal-places="1" number:min-integer-digits="1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6:07:47</meta:creation-date>
    <meta:generator>LibreOffice/3.5$Linux_X86_64 LibreOffice_project/350m1$Build-403</meta:generator>
    <dc:date>2013-03-12T10:51:32</dc:date>
    <meta:editing-duration>PT38M58S</meta:editing-duration>
    <meta:editing-cycles>7</meta:editing-cycles>
    <meta:document-statistic meta:table-count="3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fo:font-style="italic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font-size="14pt" fo:font-style="italic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5" chart:reverse-direction="false" text:line-break="false" chart:axis-position="0"/>
      <style:graphic-properties svg:stroke-color="#b3b3b3"/>
      <style:text-properties fo:font-size="14pt" fo:font-style="italic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57cm" svg:height="10.998cm" xlink:href=".." xlink:type="simple" chart:class="chart:scatter" chart:style-name="ch1">
        <chart:legend svg:x="2.391cm" svg:y="8.124cm" style:legend-expansion="custom" chartooo:width="7.352cm" chartooo:height="2.405cm" style:legend-expansion-aspect-ratio="3.05696465696466" chart:style-name="ch2"/>
        <chart:plot-area chart:style-name="ch3" table:cell-range-address="Sheet1.B4:Sheet1.B7 Sheet1.D3:Sheet1.E7" chart:data-source-has-labels="row" svg:x="1.385cm" svg:y="0.554cm" svg:width="9.007cm" svg:height="6.96cm">
          <chartooo:coordinate-region svg:x="2.218cm" svg:y="0.833cm" svg:width="8.027cm" svg:height="5.8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7" chart:label-cell-address="Sheet1.D3:Sheet1.D3" chart:class="chart:scatter">
            <chart:domain table:cell-range-address="Sheet1.B4:Sheet1.B7"/>
            <chart:data-point chart:repeated="4"/>
          </chart:series>
          <chart:series chart:style-name="ch8" chart:values-cell-range-address="Sheet1.E4:Sheet1.E7" chart:label-cell-address="Sheet1.E3:Sheet1.E3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D Particles (NPV)</text:p>
                <draw:g>
                  <svg:desc>Sheet1.D3:Sheet1.D3</svg:desc>
                </draw:g>
              </table:table-cell>
              <table:table-cell office:value-type="string">
                <text:p>FIND Particle (ID = NPV/2)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:Sheet1.B7</svg:desc>
                </draw:g>
              </table:table-cell>
              <table:table-cell office:value-type="float" office:value="3">
                <text:p>3</text:p>
                <draw:g>
                  <svg:desc>Sheet1.D4:Sheet1.D7</svg:desc>
                </draw:g>
              </table:table-cell>
              <table:table-cell office:value-type="float" office:value="0">
                <text:p>0</text:p>
                <draw:g>
                  <svg:desc>Sheet1.E4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